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929in"/>
    </style:style>
    <style:style style:name="ro1" style:family="table-row">
      <style:table-row-properties style:row-height="1.648in" fo:break-before="auto" style:use-optimal-row-height="fals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color="#ccccc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0"/>
    <style:style style:name="ce7" style:family="table-cell" style:parent-style-name="Default" style:data-style-name="N99">
      <style:table-cell-properties fo:background-color="#ff3333"/>
      <style:map style:condition="is-true-formula([.J6]=[.K6])" style:apply-style-name="Success" style:base-cell-address="Sheet1.L6"/>
    </style:style>
    <style:style style:name="ce8" style:family="table-cell" style:parent-style-name="Default" style:data-style-name="N99">
      <style:table-cell-properties fo:background-color="#ff3333"/>
      <style:map style:condition="is-true-formula([.J7]=[.K7])" style:apply-style-name="Success" style:base-cell-address="Sheet1.L7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Linked list in a spreadsheet</text:p>
            <text:p/>
            <text:p>Add cons cells to the “Cons cells” section,</text:p>
            <text:p>then call functions on the resulting lists by</text:p>
            <text:p>Putting variable names in the “Methods” section.</text:p>
            <text:p/>
            <text:p>Do not edit greyed-text cells.</text:p>
          </table:table-cell>
          <table:covered-table-cell table:style-name="Default"/>
          <table:covered-table-cell table:number-columns-repeated="8"/>
          <table:table-cell table:number-columns-repeated="2"/>
        </table:table-row>
        <table:table-row table:style-name="ro2" table:number-rows-repeated="2">
          <table:table-cell table:style-name="ce2"/>
          <table:table-cell table:style-name="Default"/>
          <table:table-cell table:number-columns-repeated="10"/>
        </table:table-row>
        <table:table-row table:style-name="ro2">
          <table:table-cell table:style-name="ce3" office:value-type="string" calcext:value-type="string" table:number-columns-spanned="4" table:number-rows-spanned="1">
            <text:p>Cons cells</text:p>
          </table:table-cell>
          <table:covered-table-cell table:style-name="Default"/>
          <table:covered-table-cell table:number-columns-repeated="2"/>
          <table:table-cell/>
          <table:table-cell table:style-name="ce3" office:value-type="string" calcext:value-type="string" table:number-columns-spanned="5" table:number-rows-spanned="1">
            <text:p>Methods</text:p>
          </table:table-cell>
          <table:covered-table-cell table:style-name="ce3"/>
          <table:covered-table-cell table:number-columns-repeated="3"/>
          <table:table-cell table:style-name="ce3" office:value-type="string" calcext:value-type="string" table:number-columns-spanned="2" table:number-rows-spanned="1">
            <text:p>Test</text:p>
          </table:table-cell>
          <table:covered-table-cell/>
        </table:table-row>
        <table:table-row table:style-name="ro2">
          <table:table-cell office:value-type="string" calcext:value-type="string">
            <text:p>Variable name (optional)</text:p>
          </table:table-cell>
          <table:table-cell table:style-name="Default" office:value-type="string" calcext:value-type="string">
            <text:p>Index</text:p>
          </table:table-cell>
          <table:table-cell table:style-name="ce5" office:value-type="string" calcext:value-type="string">
            <text:p>Value</text:p>
          </table:table-cell>
          <table:table-cell office:value-type="string" calcext:value-type="string">
            <text:p>Pointer</text:p>
          </table:table-cell>
          <table:table-cell/>
          <table:table-cell office:value-type="string" calcext:value-type="string">
            <text:p>Method name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Input variable or index</text:p>
          </table:table-cell>
          <table:table-cell office:value-type="string" calcext:value-type="string">
            <text:p>Input inde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ation</text:p>
          </table:table-cell>
          <table:table-cell office:value-type="string" calcext:value-type="string">
            <text:p>Matches?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head</text:p>
          </table:table-cell>
          <table:table-cell office:value-type="string" calcext:value-type="string">
            <text:p>(nothing)</text:p>
          </table:table-cell>
          <table:table-cell office:value-type="float" office:value="8" calcext:value-type="float">
            <text:p>8</text:p>
          </table:table-cell>
          <table:table-cell table:formula="of:=IF(ISNUMBER([.H6]);[.H6];VLOOKUP([.H6];[.A6:.B406];2;0))" office:value-type="float" office:value="8" calcext:value-type="float">
            <text:p>8</text:p>
          </table:table-cell>
          <table:table-cell table:formula="of:=OFFSET([.C6];[.I6];0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"/>
        </table:table-row>
        <table:table-row table:style-name="ro2">
          <table:table-cell/>
          <table:table-cell table:formula="of:=IF([.C7]=&quot;&quot;;&quot;&quot;;[.B6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!!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ng</text:p>
          </table:table-cell>
          <table:table-cell table:formula="of:=IF(ISNUMBER([.H7]);[.H7];VLOOKUP([.H7];[.A7:.B407];2;0))"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/>
        </table:table-row>
        <table:table-row table:style-name="ro2">
          <table:table-cell/>
          <table:table-cell table:formula="of:=IF([.C8]=&quot;&quot;;&quot;&quot;;[.B7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lephant</text:p>
          </table:table-cell>
          <table:table-cell table:formula="of:=IF(ISNUMBER([.H8]);[.H8];VLOOKUP([.H8];[.A8:.B408];2;0))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/>
          <table:table-cell table:formula="of:=IF([.C9]=&quot;&quot;;&quot;&quot;;[.B8]+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IF(ISNUMBER([.H9]);[.H9];VLOOKUP([.H9];[.A9:.B409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ort-list</text:p>
          </table:table-cell>
          <table:table-cell table:formula="of:=IF([.C10]=&quot;&quot;;&quot;&quot;;[.B9]+1)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IF(ISNUMBER([.H10]);[.H10];VLOOKUP([.H10];[.A10:.B410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11]=&quot;&quot;;&quot;&quot;;[.B1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10]" office:value-type="float" office:value="4" calcext:value-type="float">
            <text:p>4</text:p>
          </table:table-cell>
          <table:table-cell table:number-columns-repeated="4"/>
          <table:table-cell table:formula="of:=IF(ISNUMBER([.H11]);[.H11];VLOOKUP([.H11];[.A11:.B411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12]=&quot;&quot;;&quot;&quot;;[.B11]+1)" office:value-type="float" office:value="6" calcext:value-type="float">
            <text:p>6</text:p>
          </table:table-cell>
          <table:table-cell table:formula="of:=[.C11]+2" office:value-type="float" office:value="2" calcext:value-type="float">
            <text:p>2</text:p>
          </table:table-cell>
          <table:table-cell table:formula="of:=[.B11]" office:value-type="float" office:value="5" calcext:value-type="float">
            <text:p>5</text:p>
          </table:table-cell>
          <table:table-cell table:number-columns-repeated="4"/>
          <table:table-cell table:formula="of:=IF(ISNUMBER([.H12]);[.H12];VLOOKUP([.H12];[.A12:.B412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phant</text:p>
          </table:table-cell>
          <table:table-cell table:formula="of:=IF([.C13]=&quot;&quot;;&quot;&quot;;[.B12]+1)" office:value-type="float" office:value="7" calcext:value-type="float">
            <text:p>7</text:p>
          </table:table-cell>
          <table:table-cell table:formula="of:=[.C12]+2" office:value-type="float" office:value="4" calcext:value-type="float">
            <text:p>4</text:p>
          </table:table-cell>
          <table:table-cell table:formula="of:=[.B12]" office:value-type="float" office:value="6" calcext:value-type="float">
            <text:p>6</text:p>
          </table:table-cell>
          <table:table-cell table:number-columns-repeated="4"/>
          <table:table-cell table:formula="of:=IF(ISNUMBER([.H13]);[.H13];VLOOKUP([.H13];[.A13:.B413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14]=&quot;&quot;;&quot;&quot;;[.B13]+1)" office:value-type="float" office:value="8" calcext:value-type="float">
            <text:p>8</text:p>
          </table:table-cell>
          <table:table-cell table:formula="of:=[.C13]+2" office:value-type="float" office:value="6" calcext:value-type="float">
            <text:p>6</text:p>
          </table:table-cell>
          <table:table-cell table:formula="of:=[.B13]" office:value-type="float" office:value="7" calcext:value-type="float">
            <text:p>7</text:p>
          </table:table-cell>
          <table:table-cell table:number-columns-repeated="4"/>
          <table:table-cell table:formula="of:=IF(ISNUMBER([.H14]);[.H14];VLOOKUP([.H14];[.A14:.B414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15]=&quot;&quot;;&quot;&quot;;[.B14]+1)" office:value-type="float" office:value="9" calcext:value-type="float">
            <text:p>9</text:p>
          </table:table-cell>
          <table:table-cell table:formula="of:=[.C14]+2" office:value-type="float" office:value="8" calcext:value-type="float">
            <text:p>8</text:p>
          </table:table-cell>
          <table:table-cell table:formula="of:=[.B14]" office:value-type="float" office:value="8" calcext:value-type="float">
            <text:p>8</text:p>
          </table:table-cell>
          <table:table-cell table:number-columns-repeated="4"/>
          <table:table-cell table:formula="of:=IF(ISNUMBER([.H15]);[.H15];VLOOKUP([.H15];[.A15:.B415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16]=&quot;&quot;;&quot;&quot;;[.B15]+1)" office:value-type="float" office:value="10" calcext:value-type="float">
            <text:p>10</text:p>
          </table:table-cell>
          <table:table-cell table:formula="of:=[.C15]+2" office:value-type="float" office:value="10" calcext:value-type="float">
            <text:p>10</text:p>
          </table:table-cell>
          <table:table-cell table:formula="of:=[.B15]" office:value-type="float" office:value="9" calcext:value-type="float">
            <text:p>9</text:p>
          </table:table-cell>
          <table:table-cell table:number-columns-repeated="4"/>
          <table:table-cell table:formula="of:=IF(ISNUMBER([.H16]);[.H16];VLOOKUP([.H16];[.A16:.B416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17]=&quot;&quot;;&quot;&quot;;[.B16]+1)" office:value-type="float" office:value="11" calcext:value-type="float">
            <text:p>11</text:p>
          </table:table-cell>
          <table:table-cell table:formula="of:=[.C16]+2" office:value-type="float" office:value="12" calcext:value-type="float">
            <text:p>12</text:p>
          </table:table-cell>
          <table:table-cell table:formula="of:=[.B16]" office:value-type="float" office:value="10" calcext:value-type="float">
            <text:p>10</text:p>
          </table:table-cell>
          <table:table-cell table:number-columns-repeated="4"/>
          <table:table-cell table:formula="of:=IF(ISNUMBER([.H17]);[.H17];VLOOKUP([.H17];[.A17:.B417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18]=&quot;&quot;;&quot;&quot;;[.B17]+1)" office:value-type="float" office:value="12" calcext:value-type="float">
            <text:p>12</text:p>
          </table:table-cell>
          <table:table-cell table:formula="of:=[.C17]+2" office:value-type="float" office:value="14" calcext:value-type="float">
            <text:p>14</text:p>
          </table:table-cell>
          <table:table-cell table:formula="of:=[.B17]" office:value-type="float" office:value="11" calcext:value-type="float">
            <text:p>11</text:p>
          </table:table-cell>
          <table:table-cell table:number-columns-repeated="4"/>
          <table:table-cell table:formula="of:=IF(ISNUMBER([.H18]);[.H18];VLOOKUP([.H18];[.A18:.B418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</text:p>
          </table:table-cell>
          <table:table-cell table:formula="of:=IF([.C19]=&quot;&quot;;&quot;&quot;;[.B18]+1)" office:value-type="float" office:value="13" calcext:value-type="float">
            <text:p>13</text:p>
          </table:table-cell>
          <table:table-cell table:formula="of:=[.C18]+2" office:value-type="float" office:value="16" calcext:value-type="float">
            <text:p>16</text:p>
          </table:table-cell>
          <table:table-cell table:formula="of:=[.B18]" office:value-type="float" office:value="12" calcext:value-type="float">
            <text:p>12</text:p>
          </table:table-cell>
          <table:table-cell table:number-columns-repeated="4"/>
          <table:table-cell table:formula="of:=IF(ISNUMBER([.H19]);[.H19];VLOOKUP([.H19];[.A19:.B419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0]=&quot;&quot;;&quot;&quot;;[.B19]+1)">
            <text:p/>
          </table:table-cell>
          <table:table-cell table:number-columns-repeated="6"/>
          <table:table-cell table:formula="of:=IF(ISNUMBER([.H20]);[.H20];VLOOKUP([.H20];[.A20:.B420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1]=&quot;&quot;;&quot;&quot;;[.B20]+1)">
            <text:p/>
          </table:table-cell>
          <table:table-cell table:number-columns-repeated="6"/>
          <table:table-cell table:formula="of:=IF(ISNUMBER([.H21]);[.H21];VLOOKUP([.H21];[.A21:.B421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2]=&quot;&quot;;&quot;&quot;;[.B21]+1)">
            <text:p/>
          </table:table-cell>
          <table:table-cell table:number-columns-repeated="6"/>
          <table:table-cell table:formula="of:=IF(ISNUMBER([.H22]);[.H22];VLOOKUP([.H22];[.A22:.B422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3]=&quot;&quot;;&quot;&quot;;[.B22]+1)">
            <text:p/>
          </table:table-cell>
          <table:table-cell table:number-columns-repeated="6"/>
          <table:table-cell table:formula="of:=IF(ISNUMBER([.H23]);[.H23];VLOOKUP([.H23];[.A23:.B423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4]=&quot;&quot;;&quot;&quot;;[.B23]+1)">
            <text:p/>
          </table:table-cell>
          <table:table-cell table:number-columns-repeated="6"/>
          <table:table-cell table:formula="of:=IF(ISNUMBER([.H24]);[.H24];VLOOKUP([.H24];[.A24:.B424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5]=&quot;&quot;;&quot;&quot;;[.B24]+1)">
            <text:p/>
          </table:table-cell>
          <table:table-cell table:number-columns-repeated="6"/>
          <table:table-cell table:formula="of:=IF(ISNUMBER([.H25]);[.H25];VLOOKUP([.H25];[.A25:.B425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6]=&quot;&quot;;&quot;&quot;;[.B25]+1)">
            <text:p/>
          </table:table-cell>
          <table:table-cell table:number-columns-repeated="6"/>
          <table:table-cell table:formula="of:=IF(ISNUMBER([.H26]);[.H26];VLOOKUP([.H26];[.A26:.B426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7]=&quot;&quot;;&quot;&quot;;[.B26]+1)">
            <text:p/>
          </table:table-cell>
          <table:table-cell table:number-columns-repeated="6"/>
          <table:table-cell table:formula="of:=IF(ISNUMBER([.H27]);[.H27];VLOOKUP([.H27];[.A27:.B427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8]=&quot;&quot;;&quot;&quot;;[.B27]+1)">
            <text:p/>
          </table:table-cell>
          <table:table-cell table:number-columns-repeated="6"/>
          <table:table-cell table:formula="of:=IF(ISNUMBER([.H28]);[.H28];VLOOKUP([.H28];[.A28:.B428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9]=&quot;&quot;;&quot;&quot;;[.B28]+1)">
            <text:p/>
          </table:table-cell>
          <table:table-cell table:number-columns-repeated="6"/>
          <table:table-cell table:formula="of:=IF(ISNUMBER([.H29]);[.H29];VLOOKUP([.H29];[.A29:.B429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0]=&quot;&quot;;&quot;&quot;;[.B29]+1)">
            <text:p/>
          </table:table-cell>
          <table:table-cell table:number-columns-repeated="6"/>
          <table:table-cell table:formula="of:=IF(ISNUMBER([.H30]);[.H30];VLOOKUP([.H30];[.A30:.B430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1]=&quot;&quot;;&quot;&quot;;[.B30]+1)">
            <text:p/>
          </table:table-cell>
          <table:table-cell table:number-columns-repeated="6"/>
          <table:table-cell table:formula="of:=IF(ISNUMBER([.H31]);[.H31];VLOOKUP([.H31];[.A31:.B431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2]=&quot;&quot;;&quot;&quot;;[.B31]+1)">
            <text:p/>
          </table:table-cell>
          <table:table-cell table:number-columns-repeated="6"/>
          <table:table-cell table:formula="of:=IF(ISNUMBER([.H32]);[.H32];VLOOKUP([.H32];[.A32:.B432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3]=&quot;&quot;;&quot;&quot;;[.B32]+1)">
            <text:p/>
          </table:table-cell>
          <table:table-cell table:number-columns-repeated="6"/>
          <table:table-cell table:formula="of:=IF(ISNUMBER([.H33]);[.H33];VLOOKUP([.H33];[.A33:.B433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4]=&quot;&quot;;&quot;&quot;;[.B33]+1)">
            <text:p/>
          </table:table-cell>
          <table:table-cell table:number-columns-repeated="6"/>
          <table:table-cell table:formula="of:=IF(ISNUMBER([.H34]);[.H34];VLOOKUP([.H34];[.A34:.B434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5]=&quot;&quot;;&quot;&quot;;[.B34]+1)">
            <text:p/>
          </table:table-cell>
          <table:table-cell table:number-columns-repeated="6"/>
          <table:table-cell table:formula="of:=IF(ISNUMBER([.H35]);[.H35];VLOOKUP([.H35];[.A35:.B435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6]=&quot;&quot;;&quot;&quot;;[.B35]+1)">
            <text:p/>
          </table:table-cell>
          <table:table-cell table:number-columns-repeated="6"/>
          <table:table-cell table:formula="of:=IF(ISNUMBER([.H36]);[.H36];VLOOKUP([.H36];[.A36:.B436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7]=&quot;&quot;;&quot;&quot;;[.B36]+1)">
            <text:p/>
          </table:table-cell>
          <table:table-cell table:number-columns-repeated="6"/>
          <table:table-cell table:formula="of:=IF(ISNUMBER([.H37]);[.H37];VLOOKUP([.H37];[.A37:.B437];2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8]=&quot;&quot;;&quot;&quot;;[.B37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39]=&quot;&quot;;&quot;&quot;;[.B38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40]=&quot;&quot;;&quot;&quot;;[.B39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41]=&quot;&quot;;&quot;&quot;;[.B40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42]=&quot;&quot;;&quot;&quot;;[.B41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43]=&quot;&quot;;&quot;&quot;;[.B42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44]=&quot;&quot;;&quot;&quot;;[.B43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45]=&quot;&quot;;&quot;&quot;;[.B44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46]=&quot;&quot;;&quot;&quot;;[.B45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47]=&quot;&quot;;&quot;&quot;;[.B46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48]=&quot;&quot;;&quot;&quot;;[.B47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49]=&quot;&quot;;&quot;&quot;;[.B48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50]=&quot;&quot;;&quot;&quot;;[.B49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51]=&quot;&quot;;&quot;&quot;;[.B50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52]=&quot;&quot;;&quot;&quot;;[.B51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53]=&quot;&quot;;&quot;&quot;;[.B52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54]=&quot;&quot;;&quot;&quot;;[.B53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55]=&quot;&quot;;&quot;&quot;;[.B54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56]=&quot;&quot;;&quot;&quot;;[.B55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57]=&quot;&quot;;&quot;&quot;;[.B56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58]=&quot;&quot;;&quot;&quot;;[.B57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59]=&quot;&quot;;&quot;&quot;;[.B58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60]=&quot;&quot;;&quot;&quot;;[.B59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61]=&quot;&quot;;&quot;&quot;;[.B60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62]=&quot;&quot;;&quot;&quot;;[.B61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63]=&quot;&quot;;&quot;&quot;;[.B62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64]=&quot;&quot;;&quot;&quot;;[.B63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65]=&quot;&quot;;&quot;&quot;;[.B64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66]=&quot;&quot;;&quot;&quot;;[.B65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67]=&quot;&quot;;&quot;&quot;;[.B66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68]=&quot;&quot;;&quot;&quot;;[.B67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69]=&quot;&quot;;&quot;&quot;;[.B68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70]=&quot;&quot;;&quot;&quot;;[.B69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71]=&quot;&quot;;&quot;&quot;;[.B70]+1)">
            <text:p/>
          </table:table-cell>
          <table:table-cell table:number-columns-repeated="10"/>
        </table:table-row>
        <table:table-row table:style-name="ro2">
          <table:table-cell/>
          <table:table-cell table:formula="of:=IF([.C72]=&quot;&quot;;&quot;&quot;;[.B71]+1)">
            <text:p/>
          </table:table-cell>
          <table:table-cell table:number-columns-repeated="10"/>
        </table:table-row>
        <table:table-row table:style-name="ro2" table:number-rows-repeated="26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Sheet1.L6:Sheet1.L6">
            <calcext:condition calcext:apply-style-name="Success" calcext:value="formula-is([.J6]=[.K6])" calcext:base-cell-address="Sheet1.L6"/>
          </calcext:conditional-format>
          <calcext:conditional-format calcext:target-range-address="Sheet1.L7:Sheet1.L7">
            <calcext:condition calcext:apply-style-name="Success" calcext:value="formula-is([.J7]=[.K7])" calcext:base-cell-address="Sheet1.L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uccess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01:12:39.319041992</meta:creation-date>
    <meta:generator>LibreOffice/4.2.5.2$Linux_X86_64 LibreOffice_project/420m0$Build-2</meta:generator>
    <dc:date>2014-07-24T01:46:30.059816736</dc:date>
    <meta:editing-duration>PT30M25S</meta:editing-duration>
    <meta:editing-cycles>4</meta:editing-cycles>
    <meta:document-statistic meta:table-count="1" meta:cell-count="153" meta:object-count="0"/>
  </office:meta>
</office:document-meta>
</file>